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="solid" draw:fill-color="#00a933" draw:textarea-horizontal-align="justify" draw:textarea-vertical-align="middle" draw:auto-grow-height="false" fo:min-height="5.187cm" fo:min-width="2.0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58466" draw:fill="solid" draw:fill-color="#00a933" draw:textarea-horizontal-align="justify" draw:textarea-vertical-align="middle" draw:auto-grow-height="false" fo:min-height="2.044cm" fo:min-width="4.65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2cm" fo:min-width="2.0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17cm" fo:min-width="3.32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03cm" fo:min-width="4.55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26cm" fo:min-width="1.53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2.298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2.551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3.824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4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19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8cm" svg:height="5.715cm" svg:x="3.222cm" svg:y="8.302cm">
          <text:p text:style-name="P1">Phon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" draw:text-style-name="P2" draw:layer="layout" svg:width="5.398cm" svg:height="2.54cm" svg:x="13.382cm" svg:y="8.62cm">
          <text:p text:style-name="P1">ESP-32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" draw:text-style-name="P3" draw:layer="layout" svg:width="2.858cm" svg:height="3.81cm" svg:x="3.222cm" svg:y="1cm">
          <text:p text:style-name="P1">4G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3" draw:layer="layout" svg:width="4.128cm" svg:height="3.175cm" svg:x="10.842cm" svg:y="1.317cm">
          <text:p text:style-name="P1">VPS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5" draw:text-style-name="P3" draw:layer="layout" svg:width="5.397cm" svg:height="3.493cm" svg:x="20.05cm" svg:y="1.317cm">
          <text:p text:style-name="P1">BotControl-gui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6" draw:text-style-name="P3" draw:layer="layout" svg:width="2.538cm" svg:height="0.952cm" draw:transform="rotate (1.5707963267949) translate (4.175cm 7.98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7" draw:text-style-name="P1" draw:layer="layout" svg:width="3.492cm" svg:height="0.635cm" svg:x="6.715cm" svg:y="2.9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" draw:layer="layout" svg:width="3.809cm" svg:height="0.635cm" svg:x="15.605cm" svg:y="2.9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draw:layer="layout" svg:width="5.398cm" svg:height="0.635cm" svg:x="7.032cm" svg:y="9.5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10" draw:text-style-name="P4" draw:layer="layout" svg:width="11.972cm" svg:height="5.228cm" svg:x="2.27cm" svg:y="14.652cm">
          <draw:text-box>
            <text:p>- Main program logic</text:p>
            <text:p>- Camera stream</text:p>
            <text:p>- GPS</text:p>
            <text:p/>
            <text:p>Sends control inputs &amp; receives </text:p>
            <text:p>sensor data from ESP-32 microcontroller</text:p>
            <text:p/>
          </draw:text-box>
        </draw:frame>
        <draw:frame draw:style-name="gr11" draw:text-style-name="P4" draw:layer="layout" svg:width="3.783cm" svg:height="0.962cm" svg:x="8.647cm" svg:y="8.302cm">
          <draw:text-box>
            <text:p>Wifi</text:p>
          </draw:text-box>
        </draw:frame>
        <draw:frame draw:style-name="gr12" draw:text-style-name="P4" draw:layer="layout" svg:width="8.692cm" svg:height="3.095cm" svg:x="14.97cm" svg:y="12.43cm">
          <draw:text-box>
            <text:p>Motor controllers</text:p>
            <text:p>Sensors</text:p>
            <text:p/>
            <text:p>Sends sensor data to Phon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8:02:25.510118257</meta:creation-date>
    <dc:date>2025-09-15T01:40:44.397583784</dc:date>
    <meta:editing-duration>PT3H6M26S</meta:editing-duration>
    <meta:editing-cycles>2</meta:editing-cycles>
    <meta:generator>LibreOffice/25.2.6.2$Linux_X86_64 LibreOffice_project/520$Build-2</meta:generator>
    <meta:document-statistic meta:object-count="12"/>
  </office:meta>
</office:document-meta>
</file>